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6.01pt solid #ffffff" fo:background-color="#66ff66" fo:border-left="none" fo:border-right="none" fo:border-top="6.01pt solid #ffffff"/>
    </style:style>
    <style:style style:name="ce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6.01pt solid #ffffff" fo:background-color="#3399ff" fo:border-left="none" fo:border-right="none" fo:border-top="6.01pt solid #ffffff"/>
    </style:style>
  </office:automatic-styles>
  <office:body>
    <office:spreadsheet>
      <table:calculation-settings table:automatic-find-labels="false"/>
      <table:table table:name="Sheet1" table:style-name="ta1" table:print-ranges="Sheet1.A1:Sheet1.H5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float" office:value="2016" calcext:value-type="float">
            <text:p>2016</text:p>
          </table:table-cell>
          <table:table-cell/>
          <table:table-cell office:value-type="float" office:value="2018" calcext:value-type="float">
            <text:p>2018</text:p>
          </table:table-cell>
          <table:table-cell/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MP</text:p>
          </table:table-cell>
          <table:table-cell table:style-name="ce4" office:value-type="string" calcext:value-type="string">
            <text:p>COM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6"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data lag</text:p>
          </table:table-cell>
          <table:covered-table-cell/>
          <table:table-cell/>
          <table:table-cell table:style-name="ce5" office:value-type="string" calcext:value-type="string" table:number-columns-spanned="2" table:number-rows-spanned="1">
            <text:p>management lag</text:p>
          </table:table-cell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go MOSQUEIRA</meta:initial-creator>
    <meta:creation-date>2017-05-20T01:24:35.720131764</meta:creation-date>
    <dc:date>2017-05-20T01:38:48.775966828</dc:date>
    <dc:creator>Iago MOSQUEIRA</dc:creator>
    <meta:editing-duration>PT12M38S</meta:editing-duration>
    <meta:editing-cycles>2</meta:editing-cycles>
    <meta:generator>LibreOffice/5.1.6.2$Linux_X86_64 LibreOffice_project/10m0$Build-2</meta:generator>
    <meta:document-statistic meta:table-count="1" meta:cell-count="9" meta:object-count="0"/>
  </office:meta>
</office:document-meta>
</file>